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margin-top="0.423cm" fo:margin-bottom="0.212cm" fo:keep-with-next="always"/>
      <style:text-properties style:font-name="Arial" fo:font-size="14pt" fo:font-style="italic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P3" style:family="paragraph" style:parent-style-name="Standard">
      <style:paragraph-properties fo:margin-top="0.42cm" fo:margin-bottom="0.21cm" fo:line-height="100%"/>
      <style:text-properties style:font-name="Arial" fo:font-size="14pt" fo:font-style="italic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P4" style:family="paragraph" style:parent-style-name="Heading_20_2">
      <style:paragraph-properties fo:margin-top="0.423cm" fo:margin-bottom="0.212cm" fo:keep-with-next="always"/>
    </style:style>
    <style:style style:name="T1" style:family="text" style:parent-style-name="Source_20_Text">
      <style:text-properties style:font-name="Arial" fo:font-size="14pt" fo:font-style="italic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2" style:family="text">
      <style:text-properties style:font-name="Courier New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aven2 Reference card</text:h>
      <text:h text:style-name="Heading_20_2" text:outline-level="2">Starting Maven</text:h>
      <text:p text:style-name="Standard"><text:span text:style-name="Source_20_Text">mvn plugin:target [-Doption1 -Doption2 . . . ]</text:span></text:p>
      <text:p text:style-name="Standard"><text:span text:style-name="Source_20_Text">mvn help</text:span></text:p>
      <text:p text:style-name="Standard"><text:span text:style-name="Source_20_Text">mvn -X ...</text:span></text:p>
      <text:p text:style-name="Standard"><text:span text:style-name="Source_20_Text"/></text:p>
      <text:p text:style-name="Standard">Prints debugging output, very useful to diagnose</text:p>
      <text:h text:style-name="Heading_20_2" text:outline-level="2">Creating a new Project (jar)</text:h>
      <text:p text:style-name="Standard"><text:span text:style-name="Source_20_Text">mvn archetype:create </text:span><text:span text:style-name="Source_20_Text"><text:span text:style-name="Source_20_Text">\</text:span></text:span></text:p>
      <text:p text:style-name="Standard"><text:span text:style-name="Source_20_Text"><text:s text:c="4"/>-DgroupId=ArtifactGroup -DartifactId=ArtifactID</text:span></text:p>
      <text:p text:style-name="Standard"/>
      <text:p text:style-name="Standard">Example:</text:p>
      <text:p text:style-name="Standard"><text:span text:style-name="Source_20_Text">mvn archetype:create </text:span><text:span text:style-name="Source_20_Text"><text:span text:style-name="Source_20_Text">\</text:span></text:span></text:p>
      <text:p text:style-name="Standard"><text:span text:style-name="Source_20_Text"><text:s text:c="4"/>-DgroupId=de.focusdv.bcs -DartifactId=new-app</text:span></text:p>
      <text:p text:style-name="Standard">Creates a new Project Directory new-app with package structure <text:span text:style-name="Source_20_Text">de.focusdv.bcs</text:span>.</text:p>
      <text:p text:style-name="Standard">Name of the packaged jar will be <text:span text:style-name="Source_20_Text">new-app-version.jar</text:span></text:p>
      <text:h text:style-name="Heading_20_2" text:outline-level="2">Creating a new Project (war)</text:h>
      <text:p text:style-name="Standard"><text:span text:style-name="Source_20_Text">mvn archetype:create \</text:span></text:p>
      <text:p text:style-name="Standard"><text:span text:style-name="Source_20_Text"><text:s text:c="4"/>-DgroupId=ArtifactGroup -DartifactId=ArtifactID \</text:span></text:p>
      <text:p text:style-name="Standard"><text:span text:style-name="Source_20_Text"><text:s text:c="4"/>-DarchetypeArtifactId=maven-archetype-webapp</text:span></text:p>
      <text:p text:style-name="Standard"/>
      <text:p text:style-name="Standard">Example:</text:p>
      <text:p text:style-name="Standard"><text:span text:style-name="Source_20_Text">mvn archetype:create \</text:span></text:p>
      <text:p text:style-name="Standard"><text:span text:style-name="Source_20_Text"><text:s text:c="4"/>-DgroupId=de.focusdv.bcs -DartifactId=new-webapp \</text:span></text:p>
      <text:p text:style-name="Standard"><text:span text:style-name="Source_20_Text"><text:s text:c="4"/>-DarchetypeArtifactId=maven-archetype-webapp</text:span></text:p>
      <text:p text:style-name="Standard">Creates a new Directory new-webapp with package structure de.focusdv.bcs.</text:p>
      <text:p text:style-name="Standard">Name of the packaged war will be new-app-version.war</text:p>
      <text:p text:style-name="Standard">Standard Project Structure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span text:style-name="Source_20_Text">/new-app/pom.xml</text:span></text:p>
            </table:table-cell>
            <table:table-cell table:style-name="Tabelle1.B1" office:value-type="string">
              <text:p text:style-name="Standard">maven2 project ﬁle</text:p>
            </table:table-cell>
          </table:table-row>
        </table:table-header-rows>
        <table:table-row>
          <table:table-cell table:style-name="Tabelle1.A2" office:value-type="string">
            <text:p text:style-name="Standard">/<text:span text:style-name="Source_20_Text">new-app/src/</text:span></text:p>
          </table:table-cell>
          <table:table-cell table:style-name="Tabelle1.B2" office:value-type="string">
            <text:p text:style-name="Standard">Sources</text:p>
          </table:table-cell>
        </table:table-row>
        <table:table-row>
          <table:table-cell table:style-name="Tabelle1.A2" office:value-type="string">
            <text:p text:style-name="Standard"><text:span text:style-name="Source_20_Text">/new-app/src/main/java/</text:span></text:p>
          </table:table-cell>
          <table:table-cell table:style-name="Tabelle1.B2" office:value-type="string">
            <text:p text:style-name="Standard">Java sources</text:p>
          </table:table-cell>
        </table:table-row>
        <table:table-row>
          <table:table-cell table:style-name="Tabelle1.A2" office:value-type="string">
            <text:p text:style-name="Standard"><text:span text:style-name="Source_20_Text">/new-app/src/test/java/</text:span></text:p>
          </table:table-cell>
          <table:table-cell table:style-name="Tabelle1.B2" office:value-type="string">
            <text:p text:style-name="Standard">Java unit tests</text:p>
          </table:table-cell>
        </table:table-row>
        <table:table-row>
          <table:table-cell table:style-name="Tabelle1.A2" office:value-type="string">
            <text:p text:style-name="Standard">/<text:span text:style-name="Source_20_Text">new-app/src/main/resources/</text:span></text:p>
          </table:table-cell>
          <table:table-cell table:style-name="Tabelle1.B2" office:value-type="string">
            <text:p text:style-name="Standard">Java classpath resources</text:p>
          </table:table-cell>
        </table:table-row>
        <table:table-row>
          <table:table-cell table:style-name="Tabelle1.A2" office:value-type="string">
            <text:p text:style-name="Standard"><text:span text:style-name="Source_20_Text">/new-app/src/test/resources/</text:span></text:p>
          </table:table-cell>
          <table:table-cell table:style-name="Tabelle1.B2" office:value-type="string">
            <text:p text:style-name="Standard">Resources for unit-tests</text:p>
          </table:table-cell>
        </table:table-row>
        <table:table-row>
          <table:table-cell table:style-name="Tabelle1.A2" office:value-type="string">
            <text:p text:style-name="Standard"><text:span text:style-name="Source_20_Text">/new-app/target/classes/</text:span></text:p>
          </table:table-cell>
          <table:table-cell table:style-name="Tabelle1.B2" office:value-type="string">
            <text:p text:style-name="Standard">compiled classes</text:p>
          </table:table-cell>
        </table:table-row>
        <table:table-row>
          <table:table-cell table:style-name="Tabelle1.A2" office:value-type="string">
            <text:p text:style-name="Standard"><text:span text:style-name="Source_20_Text">/new-app/target/test-classes/</text:span></text:p>
          </table:table-cell>
          <table:table-cell table:style-name="Tabelle1.B2" office:value-type="string">
            <text:p text:style-name="Standard">compiled test classes</text:p>
          </table:table-cell>
        </table:table-row>
        <table:table-row>
          <table:table-cell table:style-name="Tabelle1.A2" office:value-type="string">
            <text:p text:style-name="Standard">/<text:span text:style-name="Source_20_Text">new-app/target/...</text:span></text:p>
          </table:table-cell>
          <table:table-cell table:style-name="Tabelle1.B2" office:value-type="string">
            <text:p text:style-name="Standard">other plugins’ output</text:p>
          </table:table-cell>
        </table:table-row>
        <table:table-row>
          <table:table-cell table:style-name="Tabelle1.A2" office:value-type="string">
            <text:p text:style-name="Standard"><text:span text:style-name="Source_20_Text">/new-webapp/src/main/webapp</text:span></text:p>
          </table:table-cell>
          <table:table-cell table:style-name="Tabelle1.B2" office:value-type="string">
            <text:p text:style-name="Standard">root of webapp</text:p>
          </table:table-cell>
        </table:table-row>
      </table:table>
      <text:p text:style-name="Standard"/>
      <text:h text:style-name="Heading_20_2" text:outline-level="2">Compiling</text:h>
      <text:p text:style-name="Standard"><text:span text:style-name="Source_20_Text">mvn compile</text:span></text:p>
      <text:h text:style-name="Heading_20_2" text:outline-level="2">Running Unit Tests</text:h>
      <text:p text:style-name="Standard"><text:span text:style-name="Source_20_Text">mvn test</text:span></text:p>
      <text:p text:style-name="Standard">compiles and runs unit tests</text:p>
      <text:h text:style-name="Heading_20_2" text:outline-level="2">Packaging (jar, war)</text:h>
      <text:p text:style-name="Standard"><text:span text:style-name="Source_20_Text">mvn clean package</text:span></text:p>
      <text:p text:style-name="Standard">compiles, runs unit tests and packages the artifact (clean makes sure there are no unwanted ﬁles in the package)</text:p>
      <text:h text:style-name="P2" text:outline-level="2">Installing Artifact in Local Repository</text:h>
      <text:p text:style-name="Standard"><text:span text:style-name="Source_20_Text">mvn clean install</text:span></text:p>
      <text:p text:style-name="Standard">compiles, runs unit tests, packages and installs the artifact in the local repository i.e. <text:s/>%userhome%/.m2/repository/</text:p>
      <text:p text:style-name="P3">Installing Artifact in Remote Repository</text:p>
      <text:p text:style-name="Standard"><text:span text:style-name="Source_20_Text">mvn clean deploy</text:span></text:p>
      <text:p text:style-name="Standard">compiles, runs unit tests, packages and installs the artifact in the remote repository.</text:p>
      <text:h text:style-name="Heading_20_2" text:outline-level="2">Installing 3rdParty jar</text:h>
      <text:p text:style-name="Standard"><text:span text:style-name="Source_20_Text">mvn install:install-file \</text:span></text:p>
      <text:p text:style-name="Standard"><text:span text:style-name="Source_20_Text"><text:s text:c="4"/>-Dfile=foo.jar </text:span><text:span text:style-name="Source_20_Text"><text:span text:style-name="Source_20_Text">\</text:span></text:span></text:p>
      <text:p text:style-name="Standard"><text:span text:style-name="Source_20_Text"><text:s text:c="4"/>-DgroupId=org.foosoft </text:span><text:span text:style-name="Source_20_Text"><text:span text:style-name="Source_20_Text">\</text:span></text:span></text:p>
      <text:p text:style-name="Standard"><text:span text:style-name="Source_20_Text"><text:s text:c="4"/>-DartifactId=foo </text:span><text:span text:style-name="Source_20_Text"><text:span text:style-name="Source_20_Text">\</text:span></text:span></text:p>
      <text:p text:style-name="Standard"><text:span text:style-name="Source_20_Text"><text:s text:c="4"/>-Dversion=1.2.3 </text:span><text:span text:style-name="Source_20_Text"><text:span text:style-name="Source_20_Text">\</text:span></text:span></text:p>
      <text:p text:style-name="Standard"><text:span text:style-name="Source_20_Text"><text:s text:c="4"/>-Dpackaging=jar</text:span></text:p>
      <text:h text:style-name="Heading_20_2" text:outline-level="2">Install 3rdParty jar to Remote Repository</text:h>
      <text:p text:style-name="Standard"><text:span text:style-name="Source_20_Text">mvn deploy:deploy-file \</text:span></text:p>
      <text:p text:style-name="Standard"><text:span text:style-name="Source_20_Text"><text:s text:c="4"/>-DgroupId=commons-collections \</text:span></text:p>
      <text:p text:style-name="Standard"><text:span text:style-name="Source_20_Text"><text:s text:c="4"/>-DartifactId=collections-generic -Dversion=4.0 \</text:span></text:p>
      <text:p text:style-name="Standard"><text:span text:style-name="Source_20_Text"><text:s text:c="4"/>-Dpackaging=jar -Dfile=collections-generic-4.0.jar \</text:span></text:p>
      <text:p text:style-name="Standard"><text:span text:style-name="Source_20_Text"><text:s text:c="4"/>-DrepositoryId=focus-repository \</text:span></text:p>
      <text:p text:style-name="Standard"><text:span text:style-name="Source_20_Text"><text:s text:c="4"/>-Durl=scp://host/home/mvn/public_html/repository</text:span></text:p>
      <text:h text:style-name="Heading_20_2" text:outline-level="2">Cleaning Up</text:h>
      <text:p text:style-name="Standard"><text:span text:style-name="Source_20_Text">mvn clean</text:span></text:p>
      <text:h text:style-name="Heading_20_2" text:outline-level="2">Creating Eclipse Project Structure</text:h>
      <text:p text:style-name="Standard"><text:span text:style-name="Source_20_Text">mvn eclipse:eclipse</text:span></text:p>
      <text:p text:style-name="Standard">If using the eclipse plugin from update-site</text:p>
      <text:p text:style-name="Standard"><text:span text:style-name="Source_20_Text">http://m2eclipse.codehaus.org</text:span></text:p>
      <text:p text:style-name="Standard">remove the generated dependencies from project.</text:p>
      <text:p text:style-name="Standard">Maven Project ﬁle (<text:span text:style-name="Source_20_Text">pom.xml</text:span>)</text:p>
      <text:p text:style-name="Standard">Minimal <text:span text:style-name="Source_20_Text">pom.xml</text:span> is created with <text:span text:style-name="Source_20_Text">mvn archetype:create</text:span> (see above).</text:p>
      <text:p text:style-name="Standard"/>
      <text:p text:style-name="Standard"/>
      <text:h text:style-name="Heading_20_2" text:outline-level="2">Adding Dependencies</text:h>
      <text:p text:style-name="Standard"><text:span text:style-name="Source_20_Text">&lt;dependencies&gt;</text:span></text:p>
      <text:p text:style-name="Standard"><text:span text:style-name="Source_20_Text"><text:s text:c="2"/>&lt;dependency&gt;</text:span></text:p>
      <text:p text:style-name="Standard"><text:span text:style-name="Source_20_Text"><text:s text:c="4"/>&lt;groupId&gt;junit&lt;/groupId&gt;</text:span></text:p>
      <text:p text:style-name="Standard"><text:span text:style-name="Source_20_Text"><text:s text:c="4"/>&lt;artifactId&gt;junit&lt;/artifactId&gt;</text:span></text:p>
      <text:p text:style-name="Standard"><text:span text:style-name="Source_20_Text"><text:s text:c="4"/>&lt;version&gt;3.8.1&lt;/version&gt;</text:span></text:p>
      <text:p text:style-name="Standard"><text:span text:style-name="Source_20_Text"><text:s text:c="4"/>&lt;scope&gt;test&lt;/scope&gt;</text:span></text:p>
      <text:p text:style-name="Standard"><text:span text:style-name="Source_20_Text"><text:s text:c="2"/>&lt;/dependency&gt;</text:span></text:p>
      <text:p text:style-name="Standard"><text:span text:style-name="Source_20_Text"><text:s text:c="2"/>&lt;dependency&gt;</text:span></text:p>
      <text:p text:style-name="Standard"><text:span text:style-name="Source_20_Text"><text:s text:c="4"/>&lt;groupId&gt;org.springframework&lt;/groupId&gt;</text:span></text:p>
      <text:p text:style-name="Standard"><text:span text:style-name="Source_20_Text"><text:s text:c="4"/>&lt;artifactId&gt;spring&lt;/artifactId&gt;</text:span></text:p>
      <text:p text:style-name="Standard"><text:span text:style-name="Source_20_Text"><text:s text:c="4"/>&lt;version&gt;1.2.6&lt;/version&gt;</text:span></text:p>
      <text:p text:style-name="Standard"><text:span text:style-name="Source_20_Text"><text:s text:c="2"/>&lt;/dependency&gt;</text:span></text:p>
      <text:p text:style-name="Standard"><text:span text:style-name="Source_20_Text"><text:s text:c="2"/>...</text:span></text:p>
      <text:p text:style-name="Standard"><text:span text:style-name="Source_20_Text">&lt;/dependencies&gt;</text:span></text:p>
      <text:p text:style-name="Standard">Because of <text:span text:style-name="Source_20_Text">&lt;scope&gt;test&lt;/scope&gt;</text:span>, junit will not be included in ﬁnal packaging.</text:p>
      <text:h text:style-name="Heading_20_2" text:outline-level="2">Adding Developers</text:h>
      <text:p text:style-name="Standard"><text:span text:style-name="Source_20_Text">&lt;developers&gt;</text:span></text:p>
      <text:p text:style-name="Standard"><text:span text:style-name="Source_20_Text"><text:s text:c="2"/>&lt;developer&gt;</text:span></text:p>
      <text:p text:style-name="Standard"><text:span text:style-name="Source_20_Text"><text:s text:c="4"/>&lt;id&gt;Baier&lt;/id&gt;</text:span></text:p>
      <text:p text:style-name="Standard"><text:span text:style-name="Source_20_Text"><text:s text:c="4"/>&lt;name&gt;Hans Baier&lt;/name&gt;</text:span></text:p>
      <text:p text:style-name="Standard"><text:span text:style-name="Source_20_Text"><text:s text:c="4"/>&lt;email&gt;hans.baier::at::focus-dv.de&lt;/email&gt;</text:span></text:p>
      <text:p text:style-name="Standard"><text:span text:style-name="Source_20_Text"><text:s text:c="4"/>&lt;organization&gt;focus DV GmbH&lt;/organization&gt;</text:span></text:p>
      <text:p text:style-name="Standard"><text:span text:style-name="Source_20_Text"><text:s text:c="4"/>&lt;roles&gt;</text:span></text:p>
      <text:p text:style-name="Standard"><text:span text:style-name="Source_20_Text"><text:s text:c="6"/>&lt;role&gt;Developer&lt;/role&gt;</text:span></text:p>
      <text:p text:style-name="Standard"><text:span text:style-name="Source_20_Text"><text:s text:c="4"/>&lt;/roles&gt;</text:span></text:p>
      <text:p text:style-name="Standard"><text:span text:style-name="Source_20_Text"><text:s text:c="2"/>&lt;/developer&gt;</text:span></text:p>
      <text:p text:style-name="Standard"><text:span text:style-name="Source_20_Text"><text:s text:c="2"/>...</text:span></text:p>
      <text:p text:style-name="Standard"><text:span text:style-name="Source_20_Text">&lt;/developers&gt;</text:span></text:p>
      <text:h text:style-name="P4" text:outline-level="2"><text:span text:style-name="T1">Setting Compiler Version</text:span></text:h>
      <text:p text:style-name="Standard"><text:span text:style-name="Source_20_Text">&lt;build&gt;</text:span></text:p>
      <text:p text:style-name="Standard"><text:span text:style-name="Source_20_Text"><text:s text:c="2"/>&lt;plugins&gt;</text:span></text:p>
      <text:p text:style-name="Standard"><text:span text:style-name="Source_20_Text"><text:s text:c="4"/>&lt;plugin&gt;</text:span></text:p>
      <text:p text:style-name="Standard"><text:span text:style-name="Source_20_Text"><text:s text:c="6"/>&lt;artifactId&gt;maven-compiler-plugin&lt;/artifactId&gt;</text:span></text:p>
      <text:p text:style-name="Standard"><text:span text:style-name="Source_20_Text"><text:s text:c="6"/>&lt;configuration&gt;</text:span></text:p>
      <text:p text:style-name="Standard"><text:span text:style-name="Source_20_Text"><text:s text:c="8"/>&lt;source&gt;1.5&lt;/source&gt;</text:span></text:p>
      <text:p text:style-name="Standard"><text:span text:style-name="Source_20_Text"><text:s text:c="8"/>&lt;target&gt;1.5&lt;/target&gt;</text:span></text:p>
      <text:p text:style-name="Standard"><text:span text:style-name="Source_20_Text"><text:s text:c="6"/>&lt;/configuration&gt;</text:span></text:p>
      <text:p text:style-name="Standard"><text:span text:style-name="Source_20_Text"><text:s text:c="4"/>&lt;/plugin&gt;</text:span></text:p>
      <text:p text:style-name="Standard"><text:span text:style-name="Source_20_Text"><text:s text:c="4"/>...</text:span></text:p>
      <text:p text:style-name="Standard"><text:span text:style-name="Source_20_Text"><text:s text:c="2"/>&lt;/plugins&gt;</text:span></text:p>
      <text:p text:style-name="Standard"><text:span text:style-name="Source_20_Text">&lt;/build&gt;</text:span></text:p>
      <text:h text:style-name="Heading_20_2" text:outline-level="2">Creating Assemblies</text:h>
      <text:p text:style-name="Standard">To package the artifact use the following lines in the .pom-ﬁle:</text:p>
      <text:p text:style-name="Standard"><text:span text:style-name="Source_20_Text">&lt;plugin&gt;</text:span></text:p>
      <text:p text:style-name="Standard"><text:span text:style-name="Source_20_Text"><text:s text:c="2"/>&lt;artifactId&gt;maven-assembly-plugin&lt;/artifactId&gt;</text:span></text:p>
      <text:p text:style-name="Standard"><text:span text:style-name="Source_20_Text"><text:s text:c="2"/>&lt;configuration&gt;</text:span></text:p>
      <text:p text:style-name="Standard"><text:span text:style-name="Source_20_Text"><text:s text:c="4"/>&lt;descriptors&gt;</text:span></text:p>
      <text:p text:style-name="Standard"><text:span text:style-name="Source_20_Text"><text:s text:c="6"/>&lt;descriptor&gt;src/main/assembly/foo-dep.xml&lt;/descriptor&gt;</text:span></text:p>
      <text:p text:style-name="Standard"><text:span text:style-name="Source_20_Text"><text:s text:c="6"/>&lt;descriptor&gt;src/main/assembly/foo.xml&lt;/descriptor&gt;</text:span></text:p>
      <text:p text:style-name="Standard"><text:span text:style-name="Source_20_Text"><text:s text:c="4"/>&lt;/descriptors&gt;</text:span></text:p>
      <text:p text:style-name="Standard"><text:span text:style-name="Source_20_Text"><text:s text:c="2"/>&lt;/configuration&gt;</text:span></text:p>
      <text:p text:style-name="Standard"><text:span text:style-name="Source_20_Text">&lt;/plugin&gt;</text:span></text:p>
      <text:p text:style-name="Standard"><text:span text:style-name="T2">src/main/assembly </text:span>is the maven standard directory for assemblies.</text:p>
      <text:p text:style-name="Standard"/>
      <text:p text:style-name="Standard">The ﬁrst assembly descriptor packages all dependencies into one jar:</text:p>
      <text:p text:style-name="Standard"><text:span text:style-name="Source_20_Text">&lt;assembly&gt;</text:span></text:p>
      <text:p text:style-name="Standard"><text:span text:style-name="Source_20_Text"><text:s text:c="3"/>&lt;id&gt;dep&lt;/id&gt;</text:span></text:p>
      <text:p text:style-name="Standard"><text:span text:style-name="Source_20_Text"><text:s text:c="3"/>&lt;formats&gt;</text:span></text:p>
      <text:p text:style-name="Standard"><text:span text:style-name="Source_20_Text"><text:s text:c="6"/>&lt;format&gt;jar&lt;/format&gt;</text:span></text:p>
      <text:p text:style-name="Standard"><text:span text:style-name="Source_20_Text"><text:s text:c="3"/>&lt;/formats&gt;</text:span></text:p>
      <text:p text:style-name="Standard"><text:span text:style-name="Source_20_Text"><text:s text:c="3"/>&lt;includeBaseDirectory&gt;false&lt;/includeBaseDirectory&gt;</text:span></text:p>
      <text:p text:style-name="Standard"><text:span text:style-name="Source_20_Text"><text:s text:c="3"/>&lt;dependencySets&gt;</text:span></text:p>
      <text:p text:style-name="Standard"><text:span text:style-name="Source_20_Text"><text:s text:c="6"/>&lt;dependencySet&gt;</text:span></text:p>
      <text:p text:style-name="Standard"><text:span text:style-name="Source_20_Text"><text:s text:c="8"/>&lt;outputDirectory&gt;&lt;/outputDirectory&gt;</text:span></text:p>
      <text:p text:style-name="Standard"><text:span text:style-name="Source_20_Text"><text:s text:c="8"/>&lt;unpack&gt;true&lt;/unpack&gt;</text:span></text:p>
      <text:p text:style-name="Standard"><text:span text:style-name="Source_20_Text"><text:s text:c="8"/>&lt;scope&gt;runtime&lt;/scope&gt;</text:span></text:p>
      <text:p text:style-name="Standard"><text:span text:style-name="Source_20_Text"><text:s text:c="8"/>&lt;excludes&gt;</text:span></text:p>
      <text:p text:style-name="Standard"><text:span text:style-name="Source_20_Text"><text:s text:c="10"/>&lt;exclude&gt;junit:junit&lt;/exclude&gt;</text:span></text:p>
      <text:p text:style-name="Standard"><text:span text:style-name="Source_20_Text"><text:s text:c="8"/>&lt;/excludes&gt;</text:span></text:p>
      <text:p text:style-name="Standard"><text:span text:style-name="Source_20_Text"><text:s text:c="6"/>&lt;/dependencySet&gt;</text:span></text:p>
      <text:p text:style-name="Standard"><text:span text:style-name="Source_20_Text"><text:s text:c="3"/>&lt;/dependencySets&gt;</text:span></text:p>
      <text:p text:style-name="Standard"><text:span text:style-name="Source_20_Text">&lt;/assembly&gt;</text:span></text:p>
      <text:p text:style-name="Standard"><text:span text:style-name="Source_20_Text"/></text:p>
      <text:p text:style-name="Standard">The second descriptor packages the program:</text:p>
      <text:p text:style-name="Standard"><text:span text:style-name="Source_20_Text">&lt;assembly&gt;</text:span></text:p>
      <text:p text:style-name="Standard"><text:span text:style-name="Source_20_Text"><text:s text:c="3"/>&lt;id&gt;bin&lt;/id&gt;</text:span></text:p>
      <text:p text:style-name="Standard"><text:span text:style-name="Source_20_Text"><text:s text:c="3"/>&lt;formats&gt;</text:span></text:p>
      <text:p text:style-name="Standard"><text:span text:style-name="Source_20_Text"><text:s text:c="6"/>&lt;format&gt;zip&lt;/format&gt;</text:span></text:p>
      <text:p text:style-name="Standard"><text:span text:style-name="Source_20_Text"><text:s text:c="3"/>&lt;/formats&gt;</text:span></text:p>
      <text:p text:style-name="Standard"><text:span text:style-name="Source_20_Text"><text:s text:c="3"/>&lt;fileSets&gt;</text:span></text:p>
      <text:p text:style-name="Standard"><text:span text:style-name="Source_20_Text"><text:s text:c="6"/>&lt;fileSet&gt;</text:span></text:p>
      <text:p text:style-name="Standard"><text:span text:style-name="Source_20_Text"><text:s text:c="8"/>&lt;directory&gt;src/main/assembly/files&lt;/directory&gt;</text:span></text:p>
      <text:p text:style-name="Standard"><text:span text:style-name="Source_20_Text"><text:s text:c="8"/>&lt;outputDirectory&gt;&lt;/outputDirectory&gt;</text:span></text:p>
      <text:p text:style-name="Standard"><text:span text:style-name="Source_20_Text"><text:s text:c="8"/>&lt;includes&gt;</text:span></text:p>
      <text:p text:style-name="Standard"><text:span text:style-name="Source_20_Text"><text:s text:c="10"/>&lt;include&gt;**/*.bat&lt;/include&gt;</text:span></text:p>
      <text:p text:style-name="Standard"><text:span text:style-name="Source_20_Text"><text:s text:c="10"/>&lt;include&gt;**/native/**&lt;/include&gt;</text:span></text:p>
      <text:p text:style-name="Standard"><text:span text:style-name="Source_20_Text"><text:s text:c="10"/>&lt;include&gt;**/*.properties&lt;/include&gt;</text:span></text:p>
      <text:p text:style-name="Standard"><text:span text:style-name="Source_20_Text"><text:s text:c="8"/>&lt;/includes&gt;</text:span></text:p>
      <text:p text:style-name="Standard"><text:span text:style-name="Source_20_Text"><text:s text:c="6"/>&lt;/fileSet&gt;</text:span></text:p>
      <text:p text:style-name="Standard"><text:span text:style-name="Source_20_Text"><text:s text:c="6"/>&lt;fileSet&gt;</text:span></text:p>
      <text:p text:style-name="Standard"><text:span text:style-name="Source_20_Text"><text:s text:c="8"/>&lt;directory&gt;target&lt;/directory&gt;</text:span></text:p>
      <text:p text:style-name="Standard"><text:span text:style-name="Source_20_Text"><text:s text:c="8"/>&lt;outputDirectory&gt;&lt;/outputDirectory&gt;</text:span></text:p>
      <text:p text:style-name="Standard"><text:span text:style-name="Source_20_Text"><text:s text:c="8"/>&lt;includes&gt;</text:span></text:p>
      <text:p text:style-name="Standard"><text:span text:style-name="Source_20_Text"><text:s text:c="10"/>&lt;include&gt;*.jar&lt;/include&gt;</text:span></text:p>
      <text:p text:style-name="Standard"><text:span text:style-name="Source_20_Text"><text:s text:c="8"/>&lt;/includes&gt;</text:span></text:p>
      <text:p text:style-name="Standard"><text:span text:style-name="Source_20_Text"><text:s text:c="6"/>&lt;/fileSet&gt;</text:span></text:p>
      <text:p text:style-name="Standard"><text:span text:style-name="Source_20_Text"><text:s text:c="3"/>&lt;/fileSets&gt;</text:span></text:p>
      <text:p text:style-name="Standard"><text:span text:style-name="Source_20_Text">&lt;/assembly&gt;</text:span></text:p>
      <text:p text:style-name="Standard"><text:span text:style-name="Source_20_Text"/></text:p>
      <text:p text:style-name="Standard"/>
      <text:p text:style-name="Standard">Supplementary ﬁles in this example are in</text:p>
      <text:p text:style-name="Standard"><text:span text:style-name="Source_20_Text">src/main/assembly/files.</text:span></text:p>
      <text:p text:style-name="Standard">This includes the program starter (.bat), native libraries (/native)</text:p>
      <text:p text:style-name="Standard">and Properties ﬁles.</text:p>
      <text:p text:style-name="Standard">Packaging is invoked by: <text:span text:style-name="Source_20_Text">mvn assembly:assembly</text:span></text:p>
      <text:h text:style-name="Heading_20_2" text:outline-level="2">Integration test: Deploying Web-App to Tomcat</text:h>
      <text:p text:style-name="Text_20_body">Using Cargo <text:a xlink:type="simple" xlink:href="http://cargo.codehaus.org/">http://cargo.codehaus.org/</text:a> <text:s/></text:p>
      <text:p text:style-name="Standard"><text:span text:style-name="Source_20_Text">&lt;build&gt;</text:span></text:p>
      <text:p text:style-name="Standard"><text:span text:style-name="Source_20_Text"><text:s text:c="2"/>&lt;plugins&gt;</text:span></text:p>
      <text:p text:style-name="Standard"><text:span text:style-name="Source_20_Text"><text:s text:c="4"/>...</text:span></text:p>
      <text:p text:style-name="Standard"><text:span text:style-name="Source_20_Text"><text:s text:c="4"/>&lt;plugin&gt;</text:span></text:p>
      <text:p text:style-name="Standard"><text:span text:style-name="Source_20_Text"><text:s text:c="6"/>&lt;groupId&gt;org.codehaus.cargo&lt;/groupId&gt;</text:span></text:p>
      <text:p text:style-name="Standard"><text:span text:style-name="Source_20_Text"><text:s text:c="6"/>&lt;artifactId&gt;cargo-maven2-plugin&lt;/artifactId&gt;</text:span></text:p>
      <text:p text:style-name="Standard"><text:span text:style-name="Source_20_Text"><text:s text:c="6"/>&lt;executions&gt;</text:span></text:p>
      <text:p text:style-name="Standard"><text:span text:style-name="Source_20_Text"><text:s text:c="8"/>&lt;execution&gt;</text:span></text:p>
      <text:p text:style-name="Standard"><text:span text:style-name="Source_20_Text"><text:s text:c="10"/>&lt;id&gt;tomcat-execution&lt;/id&gt;</text:span></text:p>
      <text:p text:style-name="Standard"><text:span text:style-name="Source_20_Text"><text:s text:c="10"/>&lt;phase&gt;package&lt;/phase&gt;</text:span></text:p>
      <text:p text:style-name="Standard"><text:span text:style-name="Source_20_Text"><text:s text:c="10"/>&lt;goals&gt;</text:span></text:p>
      <text:p text:style-name="Standard"><text:span text:style-name="Source_20_Text"><text:s text:c="12"/>&lt;goal&gt;start&lt;/goal&gt;</text:span></text:p>
      <text:p text:style-name="Standard"><text:span text:style-name="Source_20_Text"><text:s text:c="10"/>&lt;/goals&gt;</text:span></text:p>
      <text:p text:style-name="Standard"><text:span text:style-name="Source_20_Text"><text:s text:c="10"/>&lt;configuration&gt;</text:span></text:p>
      <text:p text:style-name="Standard"><text:span text:style-name="Source_20_Text"><text:s text:c="12"/>&lt;wait&gt;true&lt;/wait&gt;</text:span></text:p>
      <text:p text:style-name="Standard"><text:span text:style-name="Source_20_Text"><text:s text:c="12"/>&lt;container&gt;</text:span></text:p>
      <text:p text:style-name="Standard"><text:span text:style-name="Source_20_Text"><text:s text:c="14"/>&lt;containerId&gt;tomcat5x&lt;/containerId&gt;</text:span></text:p>
      <text:p text:style-name="Standard"><text:span text:style-name="Source_20_Text"><text:s text:c="14"/>&lt;zipUrlInstaller&gt;</text:span></text:p>
      <text:p text:style-name="Standard"><text:span text:style-name="Source_20_Text"><text:s text:c="16"/>&lt;url&gt;</text:span></text:p>
      <text:p text:style-name="Standard"><text:span text:style-name="Source_20_Text"><text:s text:c="18"/>http://www.apache.org/.../jakarta-tomcat.zip </text:span></text:p>
      <text:p text:style-name="Standard"><text:span text:style-name="Source_20_Text"><text:s text:c="16"/>&lt;/url&gt;</text:span></text:p>
      <text:p text:style-name="Standard"><text:span text:style-name="Source_20_Text"><text:s text:c="16"/>&lt;installDir&gt;${installDir}&lt;/installDir&gt;</text:span></text:p>
      <text:p text:style-name="Standard"><text:span text:style-name="Source_20_Text"><text:s text:c="14"/>&lt;/zipUrlInstaller&gt;</text:span></text:p>
      <text:p text:style-name="Standard"><text:span text:style-name="Source_20_Text"><text:s text:c="12"/>&lt;/container&gt;</text:span></text:p>
      <text:p text:style-name="Standard"><text:span text:style-name="Source_20_Text"><text:s text:c="12"/>&lt;configuration&gt;</text:span></text:p>
      <text:p text:style-name="Standard"><text:span text:style-name="Source_20_Text"><text:s text:c="14"/>&lt;dir&gt;${project.build.directory}/tomcat5x/&lt;/dir&gt;</text:span></text:p>
      <text:p text:style-name="Standard"><text:span text:style-name="Source_20_Text"><text:s text:c="12"/>&lt;/configuration&gt;</text:span></text:p>
      <text:p text:style-name="Standard"><text:span text:style-name="Source_20_Text"><text:s text:c="10"/>&lt;/configuration&gt;</text:span></text:p>
      <text:p text:style-name="Standard"><text:span text:style-name="Source_20_Text"><text:s text:c="8"/>&lt;/execution&gt;</text:span></text:p>
      <text:p text:style-name="Standard"><text:span text:style-name="Source_20_Text"><text:s text:c="6"/>&lt;/executions&gt;</text:span></text:p>
      <text:p text:style-name="Standard"><text:span text:style-name="Source_20_Text"><text:s text:c="4"/>&lt;/plugin&gt;</text:span></text:p>
      <text:p text:style-name="Standard"><text:span text:style-name="Source_20_Text"><text:s text:c="2"/>&lt;/plugins&gt;</text:span></text:p>
      <text:p text:style-name="Standard"><text:span text:style-name="Source_20_Text">&lt;/build&gt;</text:span></text:p>
      <text:p text:style-name="Standard">Then execute in project directory:</text:p>
      <text:p text:style-name="Standard"><text:span text:style-name="Source_20_Text">mvn -X integration-test</text:span></text:p>
      <text:p text:style-name="Standard">The war-ﬁle will built, tested and packaged. Then tomcat will be downloaded, installed and started with the war-ﬁle of the project deployed to the server.</text:p>
      <text:p text:style-name="Standard"/>
      <text:p text:style-name="Standard">If you want to use jetty4 (already embedded, fast startup) use:</text:p>
      <text:p text:style-name="Standard"><text:span text:style-name="Source_20_Text">mvn cargo:start</text:span></text:p>
      <text:p text:style-name="Standard">(Press Ctrl-C to stop)</text:p>
      <text:p text:style-name="Standard"/>
      <text:h text:style-name="Heading_20_2" text:outline-level="2">Instant hot deployment for Web Development</text:h>
      <text:p text:style-name="Standard">As a web developer you want the container to restart the Web-App instantly if changes occur. The Jetty6 Plugin delivers that functionality:</text:p>
      <text:p text:style-name="Standard"><text:span text:style-name="Source_20_Text">&lt;plugin&gt;</text:span></text:p>
      <text:p text:style-name="Standard"><text:span text:style-name="Source_20_Text"><text:s text:c="2"/>&lt;groupId&gt;org.mortbay.jetty&lt;/groupId&gt;</text:span></text:p>
      <text:p text:style-name="Standard"><text:span text:style-name="Source_20_Text"><text:s text:c="2"/>&lt;artifactId&gt;maven-jetty6-plugin&lt;/artifactId&gt;</text:span></text:p>
      <text:p text:style-name="Standard"><text:span text:style-name="Source_20_Text"><text:s text:c="2"/>&lt;configuration&gt;</text:span></text:p>
      <text:p text:style-name="Standard"><text:span text:style-name="Source_20_Text"><text:s text:c="4"/>&lt;scanIntervalSeconds&gt;10&lt;/scanIntervalSeconds&gt;</text:span></text:p>
      <text:p text:style-name="Standard"><text:span text:style-name="Source_20_Text"><text:s text:c="2"/>&lt;/configuration&gt;</text:span></text:p>
      <text:p text:style-name="Standard"><text:span text:style-name="Source_20_Text">&lt;/plugin&gt;</text:span></text:p>
      <text:p text:style-name="Standard">Then start Jetty with</text:p>
      <text:p text:style-name="Standard"><text:span text:style-name="Source_20_Text">mvn jetty6:run</text:span></text:p>
      <text:h text:style-name="Heading_20_2" text:outline-level="2">Setting Source Code Control System</text:h>
      <text:p text:style-name="Standard"><text:span text:style-name="Source_20_Text">&lt;scm&gt;</text:span></text:p>
      <text:p text:style-name="Standard"><text:span text:style-name="Source_20_Text"><text:s text:c="2"/>&lt;developerConnection&gt;</text:span></text:p>
      <text:p text:style-name="Standard"><text:span text:style-name="Source_20_Text"><text:s text:c="4"/>scm:svn:https://svnhost.net/svnroot/trunk/new-app</text:span></text:p>
      <text:p text:style-name="Standard"><text:span text:style-name="Source_20_Text"><text:s text:c="2"/>&lt;/developerConnection&gt;</text:span></text:p>
      <text:p text:style-name="Standard"><text:span text:style-name="Source_20_Text">&lt;/scm&gt;</text:span></text:p>
      <text:p text:style-name="Standard"><text:span text:style-name="Source_20_Text">&lt;build&gt;</text:span></text:p>
      <text:p text:style-name="Standard"><text:span text:style-name="Source_20_Text"><text:s text:c="2"/>&lt;plugins&gt;</text:span></text:p>
      <text:p text:style-name="Standard"><text:span text:style-name="Source_20_Text"><text:s text:c="4"/>&lt;plugin&gt;</text:span></text:p>
      <text:p text:style-name="Standard"><text:span text:style-name="Source_20_Text"><text:s text:c="6"/>&lt;artifactId&gt;maven-release-plugin&lt;/artifactId&gt;</text:span></text:p>
      <text:p text:style-name="Standard"><text:span text:style-name="Source_20_Text"><text:s text:c="6"/>&lt;configuration&gt;</text:span></text:p>
      <text:p text:style-name="Standard"><text:span text:style-name="Source_20_Text"><text:s text:c="8"/>&lt;tagBase&gt;https://svnhost.net/svnroot/tags&lt;/tagBase&gt;</text:span></text:p>
      <text:p text:style-name="Standard"><text:span text:style-name="Source_20_Text"><text:s text:c="6"/>&lt;/configuration&gt;</text:span></text:p>
      <text:p text:style-name="Standard"><text:span text:style-name="Source_20_Text"><text:s text:c="4"/>&lt;/plugin&gt;</text:span></text:p>
      <text:p text:style-name="Standard"><text:span text:style-name="Source_20_Text"><text:s text:c="2"/>...</text:span></text:p>
      <text:p text:style-name="Standard"><text:span text:style-name="Source_20_Text"><text:s text:c="2"/>&lt;/plugins&gt;</text:span></text:p>
      <text:p text:style-name="Standard"><text:span text:style-name="Source_20_Text">&lt;/build&gt;</text:span></text:p>
      <text:h text:style-name="Heading_20_2" text:outline-level="2">Using internal Repositories</text:h>
      <text:p text:style-name="Standard">This assumes that a machine myhost exists with a conﬁgured and running Web-Server and SSH-Server</text:p>
      <text:p text:style-name="Standard"><text:span text:style-name="Source_20_Text">&lt;repositories&gt;</text:span></text:p>
      <text:p text:style-name="Standard"><text:span text:style-name="Source_20_Text"><text:s text:c="2"/>&lt;repository&gt;</text:span></text:p>
      <text:p text:style-name="Standard"><text:span text:style-name="Source_20_Text"><text:s text:c="4"/>&lt;id&gt;focus-repository&lt;/id&gt;</text:span></text:p>
      <text:p text:style-name="Standard"><text:span text:style-name="Source_20_Text"><text:s text:c="4"/>&lt;name&gt;Focus BCS Repository&lt;/name&gt;</text:span></text:p>
      <text:p text:style-name="Standard"><text:span text:style-name="Source_20_Text"><text:s text:c="4"/>&lt;url&gt;http://myhost/mvn/repository&lt;/url&gt;</text:span></text:p>
      <text:p text:style-name="Standard"><text:span text:style-name="Source_20_Text"><text:s text:c="2"/>&lt;/repository&gt;</text:span></text:p>
      <text:p text:style-name="Standard"><text:span text:style-name="Source_20_Text">&lt;/repositories&gt;</text:span></text:p>
      <text:p text:style-name="Standard"><text:span text:style-name="Source_20_Text">&lt;distributionManagement&gt;</text:span></text:p>
      <text:p text:style-name="Standard"><text:span text:style-name="Source_20_Text"><text:s text:c="2"/>&lt;repository&gt;</text:span></text:p>
      <text:p text:style-name="Standard"><text:span text:style-name="Source_20_Text"><text:s text:c="4"/>&lt;id&gt;focus-repository&lt;/id&gt;</text:span></text:p>
      <text:p text:style-name="Standard"><text:span text:style-name="Source_20_Text"><text:s text:c="4"/>&lt;name&gt;Focus BCS Repository&lt;/name&gt;</text:span></text:p>
      <text:p text:style-name="Standard"><text:span text:style-name="Source_20_Text"><text:s text:c="4"/>&lt;url&gt;scp://myhost/var/www/mvn/repository/&lt;/url&gt;</text:span></text:p>
      <text:p text:style-name="Standard"><text:span text:style-name="Source_20_Text"><text:s text:c="2"/>&lt;/repository&gt;</text:span></text:p>
      <text:p text:style-name="Standard"><text:span text:style-name="Source_20_Text">&lt;/distributionManagement&gt;</text:span></text:p>
      <text:p text:style-name="Standard"><text:span text:style-name="Source_20_Text"/></text:p>
      <text:h text:style-name="Heading_20_2" text:outline-level="2">Using Proﬁles by OS</text:h>
      <text:p text:style-name="Standard">In this example we want to use the Linux SWT Libraries on Linux and the Windows libs on Windows:</text:p>
      <text:p text:style-name="Standard"><text:s/><text:span text:style-name="Source_20_Text">&lt;profiles&gt;</text:span></text:p>
      <text:p text:style-name="Standard"><text:span text:style-name="Source_20_Text"><text:s text:c="2"/>&lt;profile&gt;</text:span></text:p>
      <text:p text:style-name="Standard"><text:span text:style-name="Source_20_Text"><text:s text:c="4"/>&lt;id&gt;windows&lt;/id&gt;</text:span></text:p>
      <text:p text:style-name="Standard"><text:span text:style-name="Source_20_Text"><text:s text:c="4"/>&lt;activation&gt;</text:span></text:p>
      <text:p text:style-name="Standard"><text:span text:style-name="Source_20_Text"><text:s text:c="5"/>&lt;os&gt;</text:span></text:p>
      <text:p text:style-name="Standard"><text:span text:style-name="Source_20_Text"><text:s text:c="6"/>&lt;family&gt;windows&lt;/family&gt;</text:span></text:p>
      <text:p text:style-name="Standard"><text:span text:style-name="Source_20_Text"><text:s text:c="5"/>&lt;/os&gt;</text:span></text:p>
      <text:p text:style-name="Standard"><text:span text:style-name="Source_20_Text"><text:s text:c="4"/>&lt;/activation&gt;</text:span></text:p>
      <text:p text:style-name="Standard"><text:span text:style-name="Source_20_Text"><text:s text:c="4"/>&lt;dependencies&gt;</text:span></text:p>
      <text:p text:style-name="Standard"><text:span text:style-name="Source_20_Text"><text:s text:c="5"/>&lt;dependency&gt;</text:span></text:p>
      <text:p text:style-name="Standard"><text:span text:style-name="Source_20_Text"><text:s text:c="6"/>&lt;groupId&gt;swt&lt;/groupId&gt;</text:span></text:p>
      <text:p text:style-name="Standard"><text:span text:style-name="Source_20_Text"><text:s text:c="6"/>&lt;artifactId&gt;swt-win32&lt;/artifactId&gt;</text:span></text:p>
      <text:p text:style-name="Standard"><text:span text:style-name="Source_20_Text"><text:s text:c="6"/>&lt;version&gt;3.1.1&lt;/version&gt;</text:span></text:p>
      <text:p text:style-name="Standard"><text:span text:style-name="Source_20_Text"><text:s text:c="5"/>&lt;/dependency&gt;</text:span></text:p>
      <text:p text:style-name="Standard"><text:span text:style-name="Source_20_Text"><text:s text:c="4"/>&lt;/dependencies&gt;</text:span></text:p>
      <text:p text:style-name="Standard"><text:span text:style-name="Source_20_Text"><text:s text:c="2"/>&lt;/profile&gt;</text:span></text:p>
      <text:p text:style-name="Standard"><text:span text:style-name="Source_20_Text"><text:s text:c="2"/>&lt;profile&gt;</text:span></text:p>
      <text:p text:style-name="Standard"><text:span text:style-name="Source_20_Text"><text:s text:c="4"/>&lt;id&gt;unix&lt;/id&gt;</text:span></text:p>
      <text:p text:style-name="Standard"><text:span text:style-name="Source_20_Text"><text:s text:c="4"/>&lt;activation&gt;</text:span></text:p>
      <text:p text:style-name="Standard"><text:span text:style-name="Source_20_Text"><text:s text:c="5"/>&lt;os&gt;</text:span></text:p>
      <text:p text:style-name="Standard"><text:span text:style-name="Source_20_Text"><text:s text:c="6"/>&lt;family&gt;unix&lt;/family&gt;</text:span></text:p>
      <text:p text:style-name="Standard"><text:span text:style-name="Source_20_Text"><text:s text:c="5"/>&lt;/os&gt;</text:span></text:p>
      <text:p text:style-name="Standard"><text:span text:style-name="Source_20_Text"><text:s text:c="4"/>&lt;/activation&gt;</text:span></text:p>
      <text:p text:style-name="Standard"><text:span text:style-name="Source_20_Text"><text:s text:c="4"/>&lt;dependencies&gt;</text:span></text:p>
      <text:p text:style-name="Standard"><text:span text:style-name="Source_20_Text"><text:s text:c="5"/>&lt;dependency&gt;</text:span></text:p>
      <text:p text:style-name="Standard"><text:span text:style-name="Source_20_Text"><text:s text:c="6"/>&lt;groupId&gt;swt&lt;/groupId&gt;</text:span></text:p>
      <text:p text:style-name="Standard"><text:span text:style-name="Source_20_Text"><text:s text:c="6"/>&lt;artifactId&gt;swt-linux-gtk&lt;/artifactId&gt;</text:span></text:p>
      <text:p text:style-name="Standard"><text:span text:style-name="Source_20_Text"><text:s text:c="6"/>&lt;version&gt;3.1.1&lt;/version&gt;</text:span></text:p>
      <text:p text:style-name="Standard"><text:span text:style-name="Source_20_Text"><text:s text:c="5"/>&lt;/dependency&gt;</text:span></text:p>
      <text:p text:style-name="Standard"><text:span text:style-name="Source_20_Text"><text:s text:c="4"/>&lt;/dependencies&gt;</text:span></text:p>
      <text:p text:style-name="Standard"><text:span text:style-name="Source_20_Text"><text:s text:c="2"/>&lt;/profile&gt;</text:span></text:p>
      <text:p text:style-name="Standard"><text:span text:style-name="Source_20_Text">&lt;/profiles&gt;</text:span></text:p>
      <text:h text:style-name="Heading_20_2" text:outline-level="2">Versioning</text:h>
      <text:p text:style-name="Standard">Keep the Verision of your POM artifact in the form version-SNAPSHOT until you release.</text:p>
      <text:p text:style-name="Standard">Mavens release plugin then removes the -SNAPSHOT suﬃx.</text:p>
      <text:h text:style-name="Heading_20_2" text:outline-level="2">Preparing Releases</text:h>
      <text:p text:style-name="Standard">Make sure, the SCM settings in the POM are correct and all changes are committed to the SCM. Then execute</text:p>
      <text:p text:style-name="Standard"><text:span text:style-name="Source_20_Text">mvn -Dusername=USER -Dpassword=PASS release:prepare</text:span></text:p>
      <text:p text:style-name="Standard">Before issuing the above command use it with <text:span text:style-name="Source_20_Text">-DdryRun=true</text:span> ﬁrst</text:p>
      <text:p text:style-name="Standard">Note: This command will erase any <text:span text:style-name="Source_20_Text">&lt;activation&gt;</text:span> tags in conﬁgured build proﬁles in the <text:span text:style-name="Source_20_Text">pom.xml</text:span></text:p>
      <text:p text:style-name="Standard"><text:span text:style-name="Source_20_Text"/></text:p>
      <text:p text:style-name="Standard"><text:span text:style-name="Source_20_Text"/></text:p>
      <text:h text:style-name="Heading_20_2" text:outline-level="2">Performing Releases</text:h>
      <text:p text:style-name="Standard"><text:span text:style-name="Source_20_Text">mvn -P proﬁle -Drelease:perform</text:span></text:p>
      <text:p text:style-name="Standard">Checks out the released version from tag in repository, builds, tests, packages and installs package, javadoc and sources in repository.</text:p>
      <text:p text:style-name="Standard">As preparing the release removes activation tags from build proﬁles, it is necessary to supply the proﬁle or the release will fai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7"/>Copyright <text:s/>by Hans Baier (<text:a xlink:type="simple" xlink:href="mailto:hansbaier@web.de">hansbaier@web.de</text:a>), Focus DV GmbH, Germany,</text:p>
      <text:p text:style-name="Standard"><text:tab/> <text:s text:c="4"/>License: Public doma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Hans Baier</meta:initial-creator>
    <meta:creation-date>2006-11-03T16:31:21</meta:creation-date>
    <dc:creator>Vincent Siveton</dc:creator>
    <dc:date>2006-11-04T08:15:52</dc:date>
    <meta:printed-by>Vincent Siveton</meta:printed-by>
    <meta:print-date>2006-11-03T17:54:55</meta:print-date>
    <dc:language>de-DE</dc:language>
    <meta:editing-cycles>37</meta:editing-cycles>
    <meta:editing-duration>PT1H18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8" meta:paragraph-count="317" meta:word-count="1126" meta:character-count="9348"/>
  </office:meta>
</office:document-meta>
</file>